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12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RC32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table:number-columns-repeated="3"/>
          <table:table-cell office:value-type="string" calcext:value-type="string">
            <text:p>Mod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C32</text:p>
          </table:table-cell>
          <table:table-cell table:formula="of:=MODE([.A2:.A506])" office:value-type="float" office:value="69" calcext:value-type="float">
            <text:p>69</text:p>
          </table:table-cell>
          <table:table-cell table:formula="of:=AVERAGE([.A2:.A506])" office:value-type="float" office:value="82.8851485148515" calcext:value-type="float">
            <text:p>82.8851485149</text:p>
          </table:table-cell>
          <table:table-cell table:formula="of:=MEDIAN([.A2:.A506])" office:value-type="float" office:value="69" calcext:value-type="float">
            <text:p>6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D5</text:p>
          </table:table-cell>
          <table:table-cell table:formula="of:=MODE([.B2:.B506])" office:value-type="float" office:value="39" calcext:value-type="float">
            <text:p>39</text:p>
          </table:table-cell>
          <table:table-cell table:formula="of:=AVERAGE([.B2:.B506])" office:value-type="float" office:value="79" calcext:value-type="float">
            <text:p>79</text:p>
          </table:table-cell>
          <table:table-cell table:formula="of:=MEDIAN([.B2:.B506])" office:value-type="float" office:value="65" calcext:value-type="float">
            <text:p>6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A1</text:p>
          </table:table-cell>
          <table:table-cell table:formula="of:=MODE([.C2:.C506])" office:value-type="float" office:value="39" calcext:value-type="float">
            <text:p>39</text:p>
          </table:table-cell>
          <table:table-cell table:formula="of:=AVERAGE([.C2:.C506])" office:value-type="float" office:value="77.5861386138614" calcext:value-type="float">
            <text:p>77.5861386139</text:p>
          </table:table-cell>
          <table:table-cell table:formula="of:=MEDIAN([.C2:.C506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1" calcext:value-type="float">
            <text:p>211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9" calcext:value-type="float">
            <text:p>219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9" calcext:value-type="float">
            <text:p>299</text:p>
          </table:table-cell>
          <table:table-cell office:value-type="float" office:value="281" calcext:value-type="float">
            <text:p>281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7" calcext:value-type="float">
            <text:p>367</text:p>
          </table:table-cell>
          <table:table-cell office:value-type="float" office:value="309" calcext:value-type="float">
            <text:p>30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results.C1:results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6T21:20:23.859312496</dc:date>
    <meta:editing-duration>PT7M24S</meta:editing-duration>
    <meta:editing-cycles>1</meta:editing-cycles>
    <meta:document-statistic meta:table-count="1" meta:cell-count="1533" meta:object-count="0"/>
    <meta:generator>LibreOffice/4.4.5.2$Linux_X86_64 LibreOffice_project/40m0$Build-2</meta:generator>
  </office:meta>
</office:document-meta>
</file>